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0c2db4" officeooo:paragraph-rsid="000c2db4"/>
    </style:style>
    <style:style style:name="P2" style:family="paragraph" style:parent-style-name="Standard">
      <style:text-properties officeooo:rsid="000d765a" officeooo:paragraph-rsid="000d765a"/>
    </style:style>
    <style:style style:name="P3" style:family="paragraph" style:parent-style-name="Standard">
      <style:text-properties officeooo:rsid="000db889" officeooo:paragraph-rsid="000db889"/>
    </style:style>
    <style:style style:name="P4" style:family="paragraph" style:parent-style-name="Standard">
      <style:text-properties officeooo:rsid="00100bc4" officeooo:paragraph-rsid="00100bc4"/>
    </style:style>
    <style:style style:name="P5" style:family="paragraph" style:parent-style-name="Standard">
      <style:text-properties officeooo:rsid="001636f4" officeooo:paragraph-rsid="001636f4"/>
    </style:style>
    <style:style style:name="T1" style:family="text">
      <style:text-properties officeooo:rsid="00100bc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rreo tutor <text:span text:style-name="T1">Jorge</text:span>:</text:p>
      <text:p text:style-name="P1"><text:a xlink:type="simple" xlink:href="mailto:jorge.rodriguezchacon@iesjacaranda.es" text:style-name="Internet_20_link" text:visited-style-name="Visited_20_Internet_20_Link">jorge.rodriguezchacon@iesjacaranda.es</text:a></text:p>
      <text:p text:style-name="P1"/>
      <text:p text:style-name="P4">Correo Tomas:</text:p>
      <text:p text:style-name="P4">tomas.morenovicente@iesjacaranda.es</text:p>
      <text:p text:style-name="P2"/>
      <text:p text:style-name="P3">8, 11, 12 octubre</text:p>
      <text:p text:style-name="P3"/>
      <text:p text:style-name="P3">Diciembre 6,7,8 22-23</text:p>
      <text:p text:style-name="P3"/>
      <text:p text:style-name="P5">Token github</text:p>
      <text:p text:style-name="P5"/>
      <text:p text:style-name="P5">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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20T09:19:10.628424918</meta:creation-date>
    <dc:date>2021-10-19T09:30:17.055165518</dc:date>
    <meta:editing-duration>PT1H10M13S</meta:editing-duration>
    <meta:editing-cycles>8</meta:editing-cycles>
    <meta:generator>LibreOffice/7.0.4.2$Linux_X86_64 LibreOffice_project/00$Build-2</meta:generator>
    <meta:document-statistic meta:table-count="0" meta:image-count="0" meta:object-count="0" meta:page-count="1" meta:paragraph-count="8" meta:word-count="17" meta:character-count="194" meta:non-whitespace-character-count="185"/>
  </office:meta>
</office:document-meta>
</file>